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a23e"/>
    </style:style>
    <style:style style:name="T1" style:family="text">
      <style:text-properties officeooo:rsid="0004a2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ck system Health check. </text:p>
      <text:p text:style-name="P1">------------------------------------------------------------------------------------------------------------------------</text:p>
      <text:p text:style-name="P1">Area <text:s text:c="27"/><text:span text:style-name="T1">|</text:span> <text:s text:c="2"/>Command <text:s text:c="19"/><text:span text:style-name="T1">| <text:s/></text:span>Description ------------------------------------------------------------------------------------------------------------------------ </text:p>
      <text:p text:style-name="P1"/>
      <text:p text:style-name="P1">CPU, Memory, Load <text:s/><text:span text:style-name="T1">| <text:s/></text:span>top or htop <text:s text:c="20"/><text:span text:style-name="T1">|</text:span> <text:s/>Real-time system summary (CPU, RAM, <text:s text:c="24"/></text:p>
      <text:p text:style-name="P1"/>
      <text:p text:style-name="P1"><text:s text:c="80"/>processes). </text:p>
      <text:p text:style-name="P1"/>
      <text:p text:style-name="P1"><text:s text:c="36"/><text:span text:style-name="T1">|</text:span> <text:s text:c="4"/>uptime <text:s text:c="23"/><text:span text:style-name="T1">|</text:span> <text:s/>Shows how long the system has been running + </text:p>
      <text:p text:style-name="P1"/>
      <text:p text:style-name="P1"><text:s text:c="80"/>load average.</text:p>
      <text:p text:style-name="P1"/>
      <text:p text:style-name="P1"><text:s text:c="36"/><text:span text:style-name="T1">|</text:span> <text:s text:c="4"/>vmstat <text:s text:c="24"/><text:span text:style-name="T1">|</text:span> <text:s/>Memory, processes, I/O, CPU usage. </text:p>
      <text:p text:style-name="P1"/>
      <text:p text:style-name="P1">------------------------------------------------------------------------------------------------------------------------ </text:p>
      <text:p text:style-name="P1"/>
      <text:p text:style-name="P1">Disk <text:s text:c="28"/><text:span text:style-name="T1">| <text:s text:c="5"/></text:span>df -h <text:s text:c="26"/><text:span text:style-name="T1">| <text:s/></text:span>Disk space <text:s/>usage. </text:p>
      <text:p text:style-name="P1"/>
      <text:p text:style-name="P1"><text:s text:c="37"/><text:span text:style-name="T1">| <text:s text:c="2"/></text:span>du -sh /path <text:s text:c="17"/><text:span text:style-name="T1">| <text:s/></text:span>Disk usage of specific directory. <text:s text:c="42"/></text:p>
      <text:p text:style-name="P1"><text:s/></text:p>
      <text:p text:style-name="P1"><text:s text:c="37"/><text:span text:style-name="T1">| <text:s text:c="4"/></text:span>iostat <text:s text:c="25"/><text:span text:style-name="T1">| <text:s/></text:span>I/O stats per device (install with sysstat).</text:p>
      <text:p text:style-name="P1"><text:s/>------------------------------------------------------------------------------------------------------------------------ </text:p>
      <text:p text:style-name="P1">Memory <text:s text:c="22"/><text:span text:style-name="T1">| <text:s text:c="3"/></text:span>free -m, -<text:span text:style-name="T1">h</text:span> <text:s text:c="18"/><text:span text:style-name="T1">| <text:s/></text:span>RAM usage in megabytes.</text:p>
      <text:p text:style-name="P1"/>
      <text:p text:style-name="P1">------------------------------------------------------------------------------------------------------------------------ </text:p>
      <text:p text:style-name="P1"/>
      <text:p text:style-name="P1">Processes <text:s text:c="20"/><text:span text:style-name="T1">| <text:s text:c="4"/></text:span><text:span text:style-name="Source_20_Text">ps aux --sort=-%mem <text:s text:c="2"/></text:span><text:span text:style-name="Source_20_Text"><text:span text:style-name="T1">|</text:span></text:span><text:span text:style-name="Source_20_Text">head</text:span> </text:p>
      <text:p text:style-name="P1"/>
      <text:p text:style-name="P1">------------------------------------------------------------------------------------------------------------------------ </text:p>
      <text:p text:style-name="P1"/>
      <text:p text:style-name="P1">Logs <text:s text:c="28"/><text:span text:style-name="T1">| <text:s/></text:span>dmesg, journalctl, or <text:s text:c="6"/><text:span text:style-name="T1">|</text:span> <text:s/>Kernel and system logs. <text:s text:c="2"/></text:p>
      <text:p text:style-name="P1"><text:s text:c="41"/>tail -f /var/log/syslog</text:p>
      <text:p text:style-name="P1"/>
      <text:p text:style-name="P1">------------------------------------------------------------------------------------------------------------------------ </text:p>
      <text:p text:style-name="P1"/>
      <text:p text:style-name="P1">Network <text:s text:c="22"/><text:span text:style-name="T1">| </text:span>ifconfig / ip a <text:s text:c="17"/><text:span text:style-name="T1">| </text:span>Check network interfaces.</text:p>
      <text:p text:style-name="P1"><text:s text:c="39"/></text:p>
      <text:p text:style-name="P1"><text:s text:c="37"/><text:span text:style-name="T1">| <text:s/></text:span>ping google.com <text:s text:c="10"/><text:span text:style-name="T1">| <text:s/></text:span>Test internet connectivity. </text:p>
      <text:p text:style-name="P1"/>
      <text:p text:style-name="P1"><text:s text:c="37"/><text:span text:style-name="T1">| <text:s text:c="2"/></text:span>netstat -tulnp or ss -tuln <text:s text:c="2"/><text:span text:style-name="T1">| <text:s/></text:span>Check open ports and listening services. </text:p>
      <text:p text:style-name="P1"/>
      <text:p text:style-name="P1">------------------------------------------------------------------------------------------------------------------------ </text:p>
      <text:p text:style-name="P1"/>
      <text:p text:style-name="P1">Hardware <text:s text:c="20"/><text:span text:style-name="T1">| </text:span>lscpu, lsblk, lshw <text:s text:c="11"/><text:span text:style-name="T1">| </text:span>View CPU, block devices, and hardware details.</text:p>
      <text:p text:style-name="P1"/>
      <text:p text:style-name="P1">------------------------------------------------------------------------------------------------------------------------ </text:p>
      <text:p text:style-name="P1"/>
      <text:p text:style-name="P1">Overall Report <text:s text:c="12"/><text:span text:style-name="T1">| </text:span>top, glances, or nmon <text:s text:c="4"/><text:span text:style-name="T1">| <text:s/></text:span>Interactive monitoring tools. </text:p>
      <text:p text:style-name="P1"/>
      <text:p text:style-name="P1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4T11:27:45.484574471</meta:creation-date>
    <dc:date>2025-06-14T11:51:12.855252661</dc:date>
    <meta:editing-duration>PT33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30" meta:word-count="167" meta:character-count="3064" meta:non-whitespace-character-count="1926"/>
  </office:meta>
</office:document-meta>
</file>